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6" table:formula="of:=4+4+3+5" table:style-name="ce1">
            <text:p>16</text:p>
          </table:table-cell>
          <table:table-cell office:value-type="float" office:value="12" table:formula="of:=4+3+5" table:style-name="ce1">
            <text:p>12</text:p>
          </table:table-cell>
          <table:table-cell office:value-type="float" office:value="12" table:formula="of:=7+5" table:style-name="ce1">
            <text:p>12</text:p>
          </table:table-cell>
          <table:table-cell office:value-type="float" office:value="9" table:formula="of:=4+5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table:number-columns-repeated="16383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table:number-columns-repeated="16383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table:number-columns-repeated="16383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18" table:formula="of:=SUM([.B3:.B11])" table:style-name="ce4">
            <text:p>18</text:p>
          </table:table-cell>
          <table:table-cell office:value-type="float" office:value="13" table:formula="of:=SUM([.C3:.C11])" table:style-name="ce4">
            <text:p>13</text:p>
          </table:table-cell>
          <table:table-cell office:value-type="float" office:value="13" table:formula="of:=SUM([.D3:.D11])" table:style-name="ce4">
            <text:p>13</text:p>
          </table:table-cell>
          <table:table-cell office:value-type="float" office:value="11" table:formula="of:=SUM([.E3:.E11])" table:style-name="ce4">
            <text:p>11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gardg</dc:creator>
    <meta:creation-date>2023-02-28T13:35:57Z</meta:creation-date>
    <dc:date>2023-03-11T13:52:55Z</dc:date>
    <meta:editing-cycles>3</meta:editing-cycles>
    <meta:editing-duration>PT683S</meta:editing-duration>
  </office:meta>
</office:document-meta>
</file>